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6.94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5.209cm"/>
    </style:style>
    <style:style style:name="pr4" style:family="presentation" style:parent-style-name="Standard-title">
      <style:graphic-properties fo:min-height="8.681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title">
      <style:graphic-properties fo:min-height="10.417cm"/>
    </style:style>
    <style:style style:name="pr7" style:family="presentation" style:parent-style-name="Standard-title">
      <style:graphic-properties fo:min-height="7.101cm"/>
    </style:style>
    <style:style style:name="pr8" style:family="presentation" style:parent-style-name="Standard-title">
      <style:graphic-properties fo:min-height="15.625cm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" fo:font-size="44pt" fo:font-style="normal" fo:text-shadow="none" style:text-underline-style="none" fo:font-weight="bold" style:letter-kerning="true" fo:background-color="transparent" style:font-name-asian="Microsoft YaHei" style:font-size-asian="44pt" style:font-style-asian="normal" style:font-weight-asian="bold" style:font-name-complex="Mangal" style:font-size-complex="4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rial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6.945cm" svg:x="1.401cm" svg:y="7.575cm" presentation:class="title" presentation:user-transformed="true">
          <draw:text-box>
            <text:p><text:span text:style-name="T1">Vorstellungsrunde der Teilnehmer</text:span><text:span text:style-name="T1"><text:line-break/></text:span><text:span text:style-name="T2">- Vorstellung Lehrer</text:span><text:line-break/>- warum Bierbrauen<text:line-break/>- wer hat schon Erfahru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layer="layout" svg:width="25.199cm" svg:height="6.945cm" svg:x="1.401cm" svg:y="7.575cm" presentation:class="title" presentation:user-transformed="true">
          <draw:text-box>
            <text:p><text:span text:style-name="T1">Geschichte Bier / Enstehung</text:span><text:line-break/>- gepflücktes Getreide stehen gelassen S4<text:line-break/>- eingeweichtes Brot für Krank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3" draw:layer="layout" svg:width="25.199cm" svg:height="5.209cm" svg:x="1.401cm" svg:y="8.443cm" presentation:class="title" presentation:user-transformed="true">
          <draw:text-box>
            <text:p><text:span text:style-name="T1">Braugeräte vorstellen S24</text:span><text:line-break/>- Brauprotokoll verteilen S48<text:line-break/>- Rezept vorstellen S47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4" draw:layer="layout" svg:width="25.199cm" svg:height="8.681cm" svg:x="1.401cm" svg:y="6.707cm" presentation:class="title" presentation:user-transformed="true">
          <draw:text-box>
            <text:p><text:span text:style-name="T1">Start S45</text:span><text:line-break/>- Wasser abmessen 8L in Topf<text:line-break/>- Herdplatte an <text:line-break/>- Sicherheitshinweise<text:line-break/>- Wasser erkläre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5" draw:text-style-name="P2" draw:layer="layout" svg:width="25.199cm" svg:height="3.506cm" svg:x="1.401cm" svg:y="9.294cm" presentation:class="title" presentation:user-transformed="true">
          <draw:text-box>
            <text:p><text:span text:style-name="T1">Brauprozess erklären S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3" draw:layer="layout" svg:width="25.199cm" svg:height="5.209cm" svg:x="1.401cm" svg:y="8.443cm" presentation:class="title" presentation:user-transformed="true">
          <draw:text-box>
            <text:p><text:span text:style-name="T1">Maischeverfahren S9</text:span><text:line-break/>- Sudhaus S8<text:line-break/>- Chemie S10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1" draw:layer="layout" svg:width="25.199cm" svg:height="6.945cm" svg:x="1.401cm" svg:y="7.575cm" presentation:class="title" presentation:user-transformed="true">
          <draw:text-box>
            <text:p><text:span text:style-name="T1">Malz erklären S16</text:span><text:line-break/>- Mälzen S7<text:line-break/>- Malzsorten S17<text:line-break/>Malzfarbe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3" draw:layer="layout" svg:width="25.199cm" svg:height="5.209cm" svg:x="1.401cm" svg:y="8.443cm" presentation:class="title" presentation:user-transformed="true">
          <draw:text-box>
            <text:p><text:span text:style-name="T1">Einmaischen S51</text:span><text:line-break/>- Temperatur<text:line-break/>- verkleistert Eiwei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presentation:style-name="pr6" draw:layer="layout" svg:width="25.199cm" svg:height="10.417cm" svg:x="1.401cm" svg:y="5.839cm" presentation:class="title" presentation:user-transformed="true">
          <draw:text-box>
            <text:p><text:span text:style-name="T1">Eiweßrast S52</text:span><text:line-break/>- Temperatur<text:line-break/>- Dauer<text:line-break/>- zur Schaumbildung<text:line-break/>- besser malze nicht mehr notwendig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presentation:style-name="pr4" draw:layer="layout" svg:width="25.199cm" svg:height="8.681cm" svg:x="1.401cm" svg:y="6.707cm" presentation:class="title" presentation:user-transformed="true">
          <draw:text-box>
            <text:p><text:span text:style-name="T1">Maltoserast S53</text:span><text:line-break/>- Temperatur<text:line-break/>- Enzyme<text:line-break/>-Stärke in Zucker für Hefe<text:line-break/>- Alkohol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presentation:style-name="pr6" draw:layer="layout" svg:width="25.199cm" svg:height="10.417cm" svg:x="1.401cm" svg:y="5.839cm" presentation:class="title" presentation:user-transformed="true">
          <draw:text-box>
            <text:p><text:span text:style-name="T3">Verzuckerungsrast S54</text:span><text:span text:style-name="T4"><text:line-break/></text:span><text:span text:style-name="T4">- temperatur</text:span><text:span text:style-name="T4"><text:line-break/></text:span><text:span text:style-name="T4">- Enzyme beta-Amylase</text:span><text:span text:style-name="T4"><text:line-break/></text:span><text:span text:style-name="T4">- unvergärbare Zucker</text:span><text:span text:style-name="T4"><text:line-break/></text:span><text:span text:style-name="T4">- Vollmundigkeit</text:span><text:span text:style-name="T4"><text:line-break/></text:span>- Jodprobe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presentation:style-name="pr7" draw:layer="layout" svg:width="25.199cm" svg:height="7.101cm" svg:x="1.401cm" svg:y="7.497cm" presentation:class="title" presentation:user-transformed="true">
          <draw:text-box>
            <text:p><text:span text:style-name="T5">Abmaischen S56</text:span><text:line-break/>- Temperatur<text:line-break/>- stoppt Enzyme<text:line-break/> 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presentation:style-name="pr4" draw:layer="layout" svg:width="25.199cm" svg:height="8.681cm" svg:x="1.401cm" svg:y="6.707cm" presentation:class="title" presentation:user-transformed="true">
          <draw:text-box>
            <text:p><text:span text:style-name="T1">Läutern S58</text:span><text:line-break/>- Filter aus Treber bilden<text:line-break/>- Auswaschen des Filters<text:line-break/>- Nachgussmenge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draw:frame presentation:style-name="pr1" draw:layer="layout" svg:width="25.199cm" svg:height="6.945cm" svg:x="1.401cm" svg:y="7.575cm" presentation:class="title" presentation:user-transformed="true">
          <draw:text-box>
            <text:p><text:span text:style-name="T1">Kochen S62</text:span><text:line-break/>- Eiweißfällung<text:line-break/>- Desinfizieren<text:line-break/>- Hopfenaromen lösen sich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draw:frame presentation:style-name="pr4" draw:layer="layout" svg:width="25.199cm" svg:height="8.681cm" svg:x="1.401cm" svg:y="6.707cm" presentation:class="title" presentation:user-transformed="true">
          <draw:text-box>
            <text:p><text:span text:style-name="T1">Hopfen S18</text:span><text:line-break/>- Sorten<text:line-break/>- Geschmack<text:line-break/>- Aromen<text:line-break/>- Hopfengaben: Bitter / Aroma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draw:frame presentation:style-name="pr4" draw:layer="layout" svg:width="25.199cm" svg:height="8.681cm" svg:x="1.401cm" svg:y="6.707cm" presentation:class="title" presentation:user-transformed="true">
          <draw:text-box>
            <text:p><text:span text:style-name="T1">Hefe S20</text:span><text:line-break/>- Sorten: ober untergärig<text:line-break/>- Geschmack<text:line-break/>- Handhabung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draw:frame presentation:style-name="pr4" draw:text-style-name="P2" draw:layer="layout" svg:width="25.199cm" svg:height="8.681cm" svg:x="1.401cm" svg:y="6.707cm" presentation:class="title" presentation:user-transformed="true">
          <draw:text-box>
            <text:p><text:span text:style-name="T1">Reinheitsgebot S12</text:span><text:span text:style-name="T1"><text:line-break/></text:span><text:span text:style-name="T2">- Wittelsbacher 1516</text:span><text:span text:style-name="T2"><text:line-break/></text:span><text:span text:style-name="T2">- Weissbiermonopol</text:span><text:span text:style-name="T1"><text:line-break/></text:span><text:span text:style-name="T1">Biergesetz S13</text:span><text:span text:style-name="T1"><text:line-break/></text:span><text:span text:style-name="T1">Zoll S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draw:frame presentation:style-name="pr8" draw:layer="layout" svg:width="25.199cm" svg:height="15.625cm" svg:x="1.401cm" svg:y="3.235cm" presentation:class="title" presentation:user-transformed="true">
          <draw:text-box>
            <text:p><text:span text:style-name="T1">Ablauf zu Hause S70</text:span><text:line-break/>- Kühlen<text:line-break/>- Hefe zusetzen<text:line-break/>- Hauptgärung<text:line-break/>- Speisezugabe<text:line-break/>- Karbonisieren<text:line-break/>- Nachgärung<text:line-break/>- Abfüllen<text:line-break/>- Kaltreifung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draw:frame presentation:style-name="pr5" draw:layer="layout" svg:width="25.199cm" svg:height="3.506cm" svg:x="1.401cm" svg:y="9.294cm" presentation:class="title" presentation:user-transformed="true">
          <draw:text-box>
            <text:p><text:span text:style-name="T1">Filtern S64</text:span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draw:frame presentation:style-name="pr5" draw:text-style-name="P2" draw:layer="layout" svg:width="25.199cm" svg:height="3.506cm" svg:x="1.401cm" svg:y="9.294cm" presentation:class="title" presentation:user-transformed="true">
          <draw:text-box>
            <text:p><text:span text:style-name="T1">Kühlen / Abfüllen Gärflaschen S65, S66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8T09:36:47.480000000</meta:creation-date>
    <dc:date>2018-11-10T10:41:29.413000000</dc:date>
    <meta:editing-duration>PT17M8S</meta:editing-duration>
    <meta:editing-cycles>4</meta:editing-cycles>
    <meta:generator>LibreOffice/6.1.0.3$Windows_X86_64 LibreOffice_project/efb621ed25068d70781dc026f7e9c5187a4decd1</meta:generator>
    <meta:document-statistic meta:object-count="81"/>
  </office:meta>
</office:document-meta>
</file>